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Selector.verifySett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Selector.Type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Selector.setType( FileType file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Selector.setParameters( Parameter [ ]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ypeSelec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Selector.isSelected( File basedir , String filename ,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Typ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